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0fcea860-7fff-d096-cc88-aa86b7918f0a"/>Interactive score for mobile phones</text:h>
      <text:p text:style-name="P2">Mobile phones select material (events), actor grouping</text:p>
      <text:p text:style-name="P2">Audience performance score </text:p>
      <text:p text:style-name="Text_20_body"><text:line-break/><text:bookmark text:name="docs-internal-guid-dd73bc25-7fff-eaf2-0341-c953ee88cacb"/><text:span text:style-name="T1">Affiliation network model (Stefano Kalonaris Tenor 2020), events and actors, mapp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1.4.2$MacOSX_X86_64 LibreOffice_project/a529a4fab45b75fefc5b6226684193eb000654f6</meta:generator>
    <dc:date>2021-08-04T16:38:35.874547303</dc:date>
    <meta:editing-duration>PT18S</meta:editing-duration>
    <meta:editing-cycles>1</meta:editing-cycles>
    <meta:document-statistic meta:table-count="0" meta:image-count="0" meta:object-count="0" meta:page-count="1" meta:paragraph-count="4" meta:word-count="26" meta:character-count="201" meta:non-whitespace-character-count="177"/>
  </office:meta>
</office:document-meta>
</file>